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0.866cm"/>
    </style:style>
    <style:style style:name="co3" style:family="table-column">
      <style:table-column-properties fo:break-before="auto" style:column-width="0.503cm"/>
    </style:style>
    <style:style style:name="co4" style:family="table-column">
      <style:table-column-properties fo:break-before="auto" style:column-width="1.118cm"/>
    </style:style>
    <style:style style:name="co5" style:family="table-column">
      <style:table-column-properties fo:break-before="auto" style:column-width="0.727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0.67cm"/>
    </style:style>
    <style:style style:name="co8" style:family="table-column">
      <style:table-column-properties fo:break-before="auto" style:column-width="1.427cm"/>
    </style:style>
    <style:style style:name="co9" style:family="table-column">
      <style:table-column-properties fo:break-before="auto" style:column-width="2.406cm"/>
    </style:style>
    <style:style style:name="co10" style:family="table-column">
      <style:table-column-properties fo:break-before="auto" style:column-width="0.531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1.147cm"/>
    </style:style>
    <style:style style:name="co13" style:family="table-column">
      <style:table-column-properties fo:break-before="auto" style:column-width="0.783cm"/>
    </style:style>
    <style:style style:name="co14" style:family="table-column">
      <style:table-column-properties fo:break-before="auto" style:column-width="1.231cm"/>
    </style:style>
    <style:style style:name="co15" style:family="table-column">
      <style:table-column-properties fo:break-before="auto" style:column-width="1.342cm"/>
    </style:style>
    <style:style style:name="co16" style:family="table-column">
      <style:table-column-properties fo:break-before="auto" style:column-width="2.628cm"/>
    </style:style>
    <style:style style:name="co17" style:family="table-column">
      <style:table-column-properties fo:break-before="auto" style:column-width="2.321cm"/>
    </style:style>
    <style:style style:name="co18" style:family="table-column">
      <style:table-column-properties fo:break-before="auto" style:column-width="2.154cm"/>
    </style:style>
    <style:style style:name="co19" style:family="table-column">
      <style:table-column-properties fo:break-before="auto" style:column-width="1.203cm"/>
    </style:style>
    <style:style style:name="co21" style:family="table-column">
      <style:table-column-properties fo:break-before="auto" style:column-width="1.399cm"/>
    </style:style>
    <style:style style:name="co22" style:family="table-column">
      <style:table-column-properties fo:break-before="auto" style:column-width="2.267cm"/>
    </style:style>
    <style:style style:name="ro3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order-bottom="0.035cm solid #000000" fo:background-color="#ff0000" style:diagonal-bl-tr="none" style:diagonal-tl-br="none" fo:border-left="none" fo:border-right="none" style:rotation-align="none" fo:border-top="none"/>
    </style:style>
    <style:style style:name="ce4" style:family="table-cell" style:parent-style-name="Default">
      <style:table-cell-properties fo:background-color="#ffff0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0.035cm solid #000000" fo:background-color="#ffff00" style:diagonal-bl-tr="none" style:diagonal-tl-br="none" fo:border-left="none" fo:border-right="none" style:rotation-align="none" fo:border-top="none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none"/>
    </style:style>
    <style:style style:name="ce7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none"/>
    </style:style>
    <style:style style:name="ce8" style:family="table-cell" style:parent-style-name="Default">
      <style:table-cell-properties fo:background-color="#0066cc"/>
    </style:style>
    <style:style style:name="ce9" style:family="table-cell" style:parent-style-name="Default">
      <style:table-cell-properties fo:border-bottom="0.035cm solid #000000" fo:background-color="#0066cc" style:diagonal-bl-tr="none" style:diagonal-tl-br="none" fo:border-left="none" fo:border-right="none" style:rotation-align="none" fo:border-top="none"/>
    </style:style>
    <style:style style:name="ce10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0.035cm solid #000000" fo:background-color="#000000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008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0.035cm solid #000000" fo:background-color="#969696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00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99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ff9900"/>
      <style:text-properties fo:color="#66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0" style:family="table-cell" style:parent-style-name="Default">
      <style:table-cell-properties fo:border-bottom="0.035cm solid #000000" style:diagonal-bl-tr="none" style:diagonal-tl-br="none" fo:border-left="0.035cm solid #000000" fo:border-right="none" style:rotation-align="none" fo:border-top="0.035cm solid #000000"/>
    </style:style>
    <style:style style:name="ce21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0.035cm solid #000000"/>
    </style:style>
    <style:style style:name="ce22" style:family="table-cell" style:parent-style-name="Default" style:data-style-name="N2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2"/>
  </office:automatic-styles>
  <office:body>
    <office:spreadsheet>
      <table:calculation-settings table:case-sensitive="false" table:automatic-find-labels="false" table:use-regular-expressions="false"/>
      <table:table table:name="Sheet1" table:style-name="ta4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ce19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ce19"/>
        <table:table-column table:style-name="co4" table:number-columns-repeated="2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2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0" table:number-columns-repeated="228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Box</text:p>
          </table:table-cell>
          <table:table-cell table:style-name="ce1" office:value-type="string">
            <text:p>Kabel</text:p>
          </table:table-cell>
          <table:table-cell table:style-name="ce1"/>
          <table:table-cell table:style-name="ce1" office:value-type="string">
            <text:p>Langes Kabel</text:p>
          </table:table-cell>
          <table:table-cell table:style-name="ce1"/>
          <table:table-cell table:style-name="ce1" office:value-type="string">
            <text:p>Ω</text:p>
          </table:table-cell>
          <table:table-cell table:style-name="ce1" office:value-type="string">
            <text:p>Gerät</text:p>
          </table:table-cell>
          <table:table-cell table:style-name="ce1" office:value-type="string">
            <text:p>Signal Generator</text:p>
          </table:table-cell>
          <table:table-cell table:style-name="ce1"/>
          <table:table-cell table:style-name="ce1" office:value-type="string">
            <text:p>LabView</text:p>
          </table:table-cell>
          <table:table-cell table:style-name="ce20" office:value-type="string">
            <text:p>DC-Mode</text:p>
          </table:table-cell>
          <table:table-cell table:style-name="ce21" table:number-columns-repeated="2"/>
          <table:table-cell table:number-columns-repeated="243"/>
        </table:table-row>
        <table:table-row table:style-name="ro4">
          <table:table-cell office:value-type="string">
            <text:p>S1</text:p>
          </table:table-cell>
          <table:table-cell table:style-name="ce2"/>
          <table:table-cell office:value-type="string">
            <text:p>rot</text:p>
          </table:table-cell>
          <table:table-cell table:style-name="ce10" office:value-type="string">
            <text:p>▐</text:p>
          </table:table-cell>
          <table:table-cell office:value-type="string">
            <text:p>rot + rotweiß</text:p>
          </table:table-cell>
          <table:table-cell/>
          <table:table-cell office:value-type="string">
            <text:p>delta</text:p>
          </table:table-cell>
          <table:table-cell table:number-columns-repeated="2"/>
          <table:table-cell office:value-type="string">
            <text:p>6229 AO0</text:p>
          </table:table-cell>
          <table:table-cell office:value-type="string">
            <text:p><text:s/>+4V</text:p>
          </table:table-cell>
          <table:table-cell table:number-columns-repeated="245"/>
        </table:table-row>
        <table:table-row table:style-name="ro4">
          <table:table-cell/>
          <table:table-cell table:style-name="ce3"/>
          <table:table-cell table:style-name="ce1"/>
          <table:table-cell table:style-name="ce11"/>
          <table:table-cell table:style-name="ce1" office:value-type="string">
            <text:p>coax 5 (BNC)</text:p>
          </table:table-cell>
          <table:table-cell/>
          <table:table-cell table:style-name="ce1" office:value-type="string">
            <text:p>Kepco</text:p>
          </table:table-cell>
          <table:table-cell table:number-columns-repeated="2"/>
          <table:table-cell table:style-name="ce1" office:value-type="string">
            <text:p>DAQ2 AO3</text:p>
          </table:table-cell>
          <table:table-cell table:number-columns-repeated="246"/>
        </table:table-row>
        <table:table-row table:style-name="ro4">
          <table:table-cell office:value-type="string">
            <text:p>S2</text:p>
          </table:table-cell>
          <table:table-cell table:style-name="ce4" office:value-type="string">
            <text:p>▌▌</text:p>
          </table:table-cell>
          <table:table-cell office:value-type="string">
            <text:p>gelb-</text:p>
          </table:table-cell>
          <table:table-cell table:style-name="ce12" office:value-type="string">
            <text:p>▐</text:p>
          </table:table-cell>
          <table:table-cell office:value-type="string">
            <text:p>grün + grünweiß</text:p>
          </table:table-cell>
          <table:table-cell/>
          <table:table-cell table:style-name="ce1" office:value-type="string">
            <text:p>delta</text:p>
          </table:table-cell>
          <table:table-cell table:number-columns-repeated="2"/>
          <table:table-cell office:value-type="string">
            <text:p>DAQ1 AO3</text:p>
          </table:table-cell>
          <table:table-cell table:number-columns-repeated="246"/>
        </table:table-row>
        <table:table-row table:style-name="ro4">
          <table:table-cell/>
          <table:table-cell table:style-name="ce5" office:value-type="string">
            <text:p>▌▌</text:p>
          </table:table-cell>
          <table:table-cell table:style-name="ce1" office:value-type="string">
            <text:p>grün</text:p>
          </table:table-cell>
          <table:table-cell table:style-name="ce13"/>
          <table:table-cell table:style-name="ce1" office:value-type="string">
            <text:p>coax 3 (BNC, grau)</text:p>
          </table:table-cell>
          <table:table-cell/>
          <table:table-cell office:value-type="string">
            <text:p>Alim8</text:p>
          </table:table-cell>
          <table:table-cell table:number-columns-repeated="2"/>
          <table:table-cell office:value-type="string">
            <text:p>DAQ1 AO0</text:p>
          </table:table-cell>
          <table:table-cell table:number-columns-repeated="246"/>
        </table:table-row>
        <table:table-row table:style-name="ro2">
          <table:table-cell office:value-type="string">
            <text:p>A1</text:p>
          </table:table-cell>
          <table:table-cell table:style-name="ce6"/>
          <table:table-cell office:value-type="string">
            <text:p>weiß</text:p>
          </table:table-cell>
          <table:table-cell table:style-name="ce14" office:value-type="string">
            <text:p>▐</text:p>
          </table:table-cell>
          <table:table-cell office:value-type="string">
            <text:p>gelb + gelbweiß</text:p>
          </table:table-cell>
          <table:table-cell table:number-columns-repeated="251"/>
        </table:table-row>
        <table:table-row table:style-name="ro2">
          <table:table-cell/>
          <table:table-cell table:style-name="ce7"/>
          <table:table-cell table:style-name="ce1"/>
          <table:table-cell/>
          <table:table-cell table:style-name="ce1" office:value-type="string">
            <text:p>n.c.</text:p>
          </table:table-cell>
          <table:table-cell table:number-columns-repeated="251"/>
        </table:table-row>
        <table:table-row table:style-name="ro2">
          <table:table-cell office:value-type="string">
            <text:p>A2</text:p>
          </table:table-cell>
          <table:table-cell table:style-name="ce8"/>
          <table:table-cell office:value-type="string">
            <text:p>blau</text:p>
          </table:table-cell>
          <table:table-cell table:style-name="ce15" office:value-type="string">
            <text:p>▐</text:p>
          </table:table-cell>
          <table:table-cell office:value-type="string">
            <text:p>blau + blauweiß</text:p>
          </table:table-cell>
          <table:table-cell table:number-columns-repeated="251"/>
        </table:table-row>
        <table:table-row table:style-name="ro2">
          <table:table-cell/>
          <table:table-cell table:style-name="ce9"/>
          <table:table-cell table:style-name="ce1"/>
          <table:table-cell table:style-name="ce11"/>
          <table:table-cell table:style-name="ce1" office:value-type="string">
            <text:p>coax 7 (BNC)</text:p>
          </table:table-cell>
          <table:table-cell table:number-columns-repeated="251"/>
        </table:table-row>
        <table:table-row table:style-name="ro4">
          <table:table-cell office:value-type="string">
            <text:p>DC1</text:p>
          </table:table-cell>
          <table:table-cell office:value-type="string">
            <text:p>Z</text:p>
          </table:table-cell>
          <table:table-cell/>
          <table:table-cell table:style-name="ce16" office:value-type="string">
            <text:p>▐</text:p>
          </table:table-cell>
          <table:table-cell office:value-type="string">
            <text:p>schwarz + schw.w.</text:p>
          </table:table-cell>
          <table:table-cell/>
          <table:table-cell office:value-type="string">
            <text:p>delta</text:p>
          </table:table-cell>
          <table:table-cell table:number-columns-repeated="2"/>
          <table:table-cell office:value-type="string">
            <text:p>DAQ2 AO1</text:p>
          </table:table-cell>
          <table:table-cell office:value-type="string">
            <text:p><text:s/>+9V</text:p>
          </table:table-cell>
          <table:table-cell table:number-columns-repeated="245"/>
        </table:table-row>
        <table:table-row table:style-name="ro4">
          <table:table-cell/>
          <table:table-cell office:value-type="string">
            <text:p>Y</text:p>
          </table:table-cell>
          <table:table-cell/>
          <table:table-cell table:style-name="ce13" office:value-type="string">
            <text:p>▐</text:p>
          </table:table-cell>
          <table:table-cell table:style-name="ce1" office:value-type="string">
            <text:p>grau + grauweiß</text:p>
          </table:table-cell>
          <table:table-cell/>
          <table:table-cell office:value-type="string">
            <text:p>Kepco</text:p>
          </table:table-cell>
          <table:table-cell table:number-columns-repeated="2"/>
          <table:table-cell office:value-type="string">
            <text:p>6229 AO1</text:p>
          </table:table-cell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DC2</text:p>
          </table:table-cell>
          <table:table-cell office:value-type="string">
            <text:p>Z</text:p>
          </table:table-cell>
          <table:table-cell/>
          <table:table-cell table:style-name="ce17" office:value-type="string">
            <text:p>▐</text:p>
          </table:table-cell>
          <table:table-cell office:value-type="string">
            <text:p>Violet / mixed</text:p>
          </table:table-cell>
          <table:table-cell/>
          <table:table-cell office:value-type="string">
            <text:p>delta</text:p>
          </table:table-cell>
          <table:table-cell table:number-columns-repeated="2"/>
          <table:table-cell office:value-type="string">
            <text:p>DAQ2 AO0</text:p>
          </table:table-cell>
          <table:table-cell office:value-type="string">
            <text:p><text:s text:c="2"/>+4V</text:p>
          </table:table-cell>
          <table:table-cell table:number-columns-repeated="245"/>
        </table:table-row>
        <table:table-row table:style-name="ro4">
          <table:table-cell/>
          <table:table-cell office:value-type="string">
            <text:p>Y</text:p>
          </table:table-cell>
          <table:table-cell/>
          <table:table-cell table:style-name="ce18" office:value-type="string">
            <text:p>▐</text:p>
          </table:table-cell>
          <table:table-cell office:value-type="string">
            <text:p>Orange / brown</text:p>
          </table:table-cell>
          <table:table-cell/>
          <table:table-cell office:value-type="string">
            <text:p>Kepco</text:p>
          </table:table-cell>
          <table:table-cell table:number-columns-repeated="2"/>
          <table:table-cell table:style-name="ce1" office:value-type="string">
            <text:p>DAQ2 AO2</text:p>
          </table:table-cell>
          <table:table-cell table:number-columns-repeated="246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number-columns-repeated="20"/>
          <table:table-cell office:value-type="string">
            <text:p>Cd in M1+M2</text:p>
          </table:table-cell>
          <table:table-cell office:value-type="string">
            <text:p>Ind in M3</text:p>
          </table:table-cell>
          <table:table-cell office:value-type="float" office:value="325">
            <text:p>325</text:p>
          </table:table-cell>
          <table:table-cell table:style-name="ce23" table:formula="of:=SQRT([.W18])" office:value-type="float" office:value="18.0277563773199">
            <text:p>18.03</text:p>
          </table:table-cell>
          <table:table-cell office:value-type="float" office:value="299">
            <text:p>299</text:p>
          </table:table-cell>
          <table:table-cell table:style-name="ce23" table:formula="of:=SQRT([.Y18])" office:value-type="float" office:value="17.2916164657906">
            <text:p>17.29</text:p>
          </table:table-cell>
          <table:table-cell office:value-type="float" office:value="457">
            <text:p>457</text:p>
          </table:table-cell>
          <table:table-cell table:style-name="ce23" table:formula="of:=SQRT([.AA18])" office:value-type="float" office:value="21.3775583264319">
            <text:p>21.38</text:p>
          </table:table-cell>
          <table:table-cell table:number-columns-repeated="228"/>
        </table:table-row>
        <table:table-row table:style-name="ro2">
          <table:table-cell table:number-columns-repeated="21"/>
          <table:table-cell office:value-type="string">
            <text:p>3 open</text:p>
          </table:table-cell>
          <table:table-cell office:value-type="float" office:value="339">
            <text:p>339</text:p>
          </table:table-cell>
          <table:table-cell table:style-name="ce23" table:formula="of:=SQRT([.W19])" office:value-type="float" office:value="18.411952639522">
            <text:p>18.41</text:p>
          </table:table-cell>
          <table:table-cell office:value-type="float" office:value="310">
            <text:p>310</text:p>
          </table:table-cell>
          <table:table-cell table:style-name="ce23" table:formula="of:=SQRT([.Y19])" office:value-type="float" office:value="17.606816861659">
            <text:p>17.61</text:p>
          </table:table-cell>
          <table:table-cell office:value-type="float" office:value="563">
            <text:p>563</text:p>
          </table:table-cell>
          <table:table-cell table:style-name="ce23" table:formula="of:=SQRT([.AA19])" office:value-type="float" office:value="23.7276210354093">
            <text:p>23.73</text:p>
          </table:table-cell>
          <table:table-cell table:number-columns-repeated="228"/>
        </table:table-row>
        <table:table-row table:style-name="ro4">
          <table:table-cell table:number-columns-repeated="21"/>
          <table:table-cell office:value-type="string">
            <text:p>Ind. Transm</text:p>
          </table:table-cell>
          <table:table-cell table:style-name="ce22" table:formula="of:=[.W18]/[.W19]" office:value-type="float" office:value="0.958702064896755">
            <text:p>0.96</text:p>
          </table:table-cell>
          <table:table-cell table:style-name="ce22" table:formula="of:=SQRT(([.X18]/[.W19])^2+([.X19]*[.W18]/([.W19]*[.W19]))^2)" office:value-type="float" office:value="0.0744262560748275">
            <text:p>0.07</text:p>
          </table:table-cell>
          <table:table-cell table:style-name="ce22" table:formula="of:=[.Y18]/[.Y19]" office:value-type="float" office:value="0.964516129032258">
            <text:p>0.96</text:p>
          </table:table-cell>
          <table:table-cell table:style-name="ce22" table:formula="of:=SQRT(([.Z18]/[.Y19])^2+([.Z19]*[.Y18]/([.Y19]*[.Y19]))^2)" office:value-type="float" office:value="0.0781810861582846">
            <text:p>0.08</text:p>
          </table:table-cell>
          <table:table-cell table:style-name="ce22" table:formula="of:=[.AA18]/[.AA19]" office:value-type="float" office:value="0.811722912966252">
            <text:p>0.81</text:p>
          </table:table-cell>
          <table:table-cell table:style-name="ce22" table:formula="of:=SQRT(([.AB18]/[.AA19])^2+([.AB19]*[.AA18]/([.AA19]*[.AA19]))^2)" office:value-type="float" office:value="0.0511087893502347">
            <text:p>0.05</text:p>
          </table:table-cell>
          <table:table-cell table:number-columns-repeated="228"/>
        </table:table-row>
        <table:table-row table:style-name="ro2">
          <table:table-cell table:number-columns-repeated="6"/>
          <table:table-cell office:value-type="string">
            <text:p>Alim9</text:p>
          </table:table-cell>
          <table:table-cell office:value-type="string">
            <text:p>Großes Guidefield</text:p>
          </table:table-cell>
          <table:table-cell/>
          <table:table-cell office:value-type="string">
            <text:p>DAQ1 AO1</text:p>
          </table:table-cell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6"/>
          <table:table-cell office:value-type="string">
            <text:p>defect</text:p>
          </table:table-cell>
          <table:table-cell table:number-columns-repeated="2"/>
          <table:table-cell office:value-type="string">
            <text:p>DAQ1 AO2</text:p>
          </table:table-cell>
          <table:table-cell table:number-columns-repeated="246"/>
        </table:table-row>
        <table:table-row table:style-name="ro2">
          <table:table-cell table:number-columns-repeated="6"/>
          <table:table-cell office:value-type="string">
            <text:p>defect</text:p>
          </table:table-cell>
          <table:table-cell table:number-columns-repeated="2"/>
          <table:table-cell office:value-type="string">
            <text:p>DAQ2 AO2</text:p>
          </table:table-cell>
          <table:table-cell table:number-columns-repeated="12"/>
          <table:table-cell office:value-type="string">
            <text:p>O</text:p>
          </table:table-cell>
          <table:table-cell office:value-type="string">
            <text:p>err</text:p>
          </table:table-cell>
          <table:table-cell office:value-type="string">
            <text:p>H</text:p>
          </table:table-cell>
          <table:table-cell office:value-type="string">
            <text:p>err</text:p>
          </table:table-cell>
          <table:table-cell office:value-type="string">
            <text:p>Aux</text:p>
          </table:table-cell>
          <table:table-cell office:value-type="string">
            <text:p>err</text:p>
          </table:table-cell>
          <table:table-cell office:value-type="string">
            <text:p>O+H</text:p>
          </table:table-cell>
          <table:table-cell office:value-type="string">
            <text:p>err</text:p>
          </table:table-cell>
          <table:table-cell table:number-columns-repeated="226"/>
        </table:table-row>
        <table:table-row table:style-name="ro2">
          <table:table-cell table:number-columns-repeated="20"/>
          <table:table-cell office:value-type="string">
            <text:p>Cd in A3</text:p>
          </table:table-cell>
          <table:table-cell office:value-type="string">
            <text:p>Ind in A1</text:p>
          </table:table-cell>
          <table:table-cell office:value-type="float" office:value="2425">
            <text:p>2425</text:p>
          </table:table-cell>
          <table:table-cell table:style-name="ce23" table:formula="of:=SQRT([.W25])" office:value-type="float" office:value="49.2442890089805">
            <text:p>49.24</text:p>
          </table:table-cell>
          <table:table-cell office:value-type="float" office:value="17220">
            <text:p>17220</text:p>
          </table:table-cell>
          <table:table-cell table:style-name="ce23" table:formula="of:=SQRT([.Y25])" office:value-type="float" office:value="131.224997618594">
            <text:p>131.22</text:p>
          </table:table-cell>
          <table:table-cell office:value-type="float" office:value="3916">
            <text:p>3916</text:p>
          </table:table-cell>
          <table:table-cell table:style-name="ce23" table:formula="of:=SQRT([.AA25])" office:value-type="float" office:value="62.5779513886481">
            <text:p>62.58</text:p>
          </table:table-cell>
          <table:table-cell table:formula="of:=[.W25]+[.Y25]" office:value-type="float" office:value="19645">
            <text:p>19645</text:p>
          </table:table-cell>
          <table:table-cell table:style-name="ce23" table:formula="of:=SQRT([.AC25])" office:value-type="float" office:value="140.160622144738">
            <text:p>140.16</text:p>
          </table:table-cell>
          <table:table-cell table:number-columns-repeated="226"/>
        </table:table-row>
        <table:table-row table:style-name="ro2">
          <table:table-cell table:number-columns-repeated="4"/>
          <table:table-cell office:value-type="string">
            <text:p>coax 1 (BNC, rot)</text:p>
          </table:table-cell>
          <table:table-cell/>
          <table:table-cell office:value-type="string">
            <text:p>Mon. Detector</text:p>
          </table:table-cell>
          <table:table-cell table:number-columns-repeated="14"/>
          <table:table-cell office:value-type="string">
            <text:p>2 open</text:p>
          </table:table-cell>
          <table:table-cell office:value-type="float" office:value="2692">
            <text:p>2692</text:p>
          </table:table-cell>
          <table:table-cell table:style-name="ce23" table:formula="of:=SQRT([.W26])" office:value-type="float" office:value="51.8844870842914">
            <text:p>51.88</text:p>
          </table:table-cell>
          <table:table-cell office:value-type="float" office:value="18519">
            <text:p>18519</text:p>
          </table:table-cell>
          <table:table-cell table:style-name="ce23" table:formula="of:=SQRT([.Y26])" office:value-type="float" office:value="136.084532552381">
            <text:p>136.08</text:p>
          </table:table-cell>
          <table:table-cell office:value-type="float" office:value="3485">
            <text:p>3485</text:p>
          </table:table-cell>
          <table:table-cell table:style-name="ce23" table:formula="of:=SQRT([.AA26])" office:value-type="float" office:value="59.0338885725818">
            <text:p>59.03</text:p>
          </table:table-cell>
          <table:table-cell table:formula="of:=[.W26]+[.Y26]" office:value-type="float" office:value="21211">
            <text:p>21211</text:p>
          </table:table-cell>
          <table:table-cell table:style-name="ce23" table:formula="of:=SQRT([.AC26])" office:value-type="float" office:value="145.639967042018">
            <text:p>145.64</text:p>
          </table:table-cell>
          <table:table-cell table:number-columns-repeated="226"/>
        </table:table-row>
        <table:table-row table:style-name="ro2">
          <table:table-cell table:number-columns-repeated="4"/>
          <table:table-cell office:value-type="string">
            <text:p>coax 4 (litzen)</text:p>
          </table:table-cell>
          <table:table-cell table:number-columns-repeated="16"/>
          <table:table-cell office:value-type="string">
            <text:p>Ind. Transm</text:p>
          </table:table-cell>
          <table:table-cell table:style-name="ce22" table:formula="of:=[.W25]/[.W26]" office:value-type="float" office:value="0.900817236255572">
            <text:p>0.90</text:p>
          </table:table-cell>
          <table:table-cell table:style-name="ce22" table:formula="of:=SQRT(([.X25]/[.W26])^2+([.X26]*[.W25]/([.W26]*[.W26]))^2)" office:value-type="float" office:value="0.0252203434580531">
            <text:p>0.03</text:p>
          </table:table-cell>
          <table:table-cell table:style-name="ce22" table:formula="of:=[.Y25]/[.Y26]" office:value-type="float" office:value="0.929855823748582">
            <text:p>0.93</text:p>
          </table:table-cell>
          <table:table-cell table:style-name="ce22" table:formula="of:=SQRT(([.Z25]/[.Y26])^2+([.Z26]*[.Y25]/([.Y26]*[.Y26]))^2)" office:value-type="float" office:value="0.00984377037252617">
            <text:p>0.01</text:p>
          </table:table-cell>
          <table:table-cell table:style-name="ce22" table:formula="of:=[.AA25]/[.AA26]" office:value-type="float" office:value="1.12367288378766">
            <text:p>1.12</text:p>
          </table:table-cell>
          <table:table-cell table:style-name="ce22" table:formula="of:=SQRT(([.AB25]/[.AA26])^2+([.AB26]*[.AA25]/([.AA26]*[.AA26]))^2)" office:value-type="float" office:value="0.0261675082654571">
            <text:p>0.03</text:p>
          </table:table-cell>
          <table:table-cell table:style-name="ce22" table:formula="of:=[.AC25]/[.AC26]" office:value-type="float" office:value="0.926170383291688">
            <text:p>0.93</text:p>
          </table:table-cell>
          <table:table-cell table:style-name="ce22" table:formula="of:=SQRT(([.AD25]/[.AC26])^2+([.AD26]*[.AC25]/([.AC26]*[.AC26]))^2)" office:value-type="float" office:value="0.00917090559913233">
            <text:p>0.01</text:p>
          </table:table-cell>
          <table:table-cell table:number-columns-repeated="226"/>
        </table:table-row>
        <table:table-row table:style-name="ro2">
          <table:table-cell table:number-columns-repeated="4"/>
          <table:table-cell office:value-type="string">
            <text:p>coax 6 (litzen)</text:p>
          </table:table-cell>
          <table:table-cell table:number-columns-repeated="8"/>
          <table:table-cell office:value-type="string">
            <text:p>M1 ampl</text:p>
          </table:table-cell>
          <table:table-cell table:number-columns-repeated="6"/>
          <table:table-cell office:value-type="string">
            <text:p>Cd in M1+S3</text:p>
          </table:table-cell>
          <table:table-cell office:value-type="string">
            <text:p>Ind in M2</text:p>
          </table:table-cell>
          <table:table-cell office:value-type="float" office:value="3459">
            <text:p>3459</text:p>
          </table:table-cell>
          <table:table-cell table:style-name="ce23" table:formula="of:=SQRT([.W28])" office:value-type="float" office:value="58.8132638101305">
            <text:p>58.81</text:p>
          </table:table-cell>
          <table:table-cell office:value-type="float" office:value="10187">
            <text:p>10187</text:p>
          </table:table-cell>
          <table:table-cell table:style-name="ce23" table:formula="of:=SQRT([.Y28])" office:value-type="float" office:value="100.930669273517">
            <text:p>100.93</text:p>
          </table:table-cell>
          <table:table-cell office:value-type="float" office:value="24590">
            <text:p>24590</text:p>
          </table:table-cell>
          <table:table-cell table:style-name="ce23" table:formula="of:=SQRT([.AA28])" office:value-type="float" office:value="156.81198933755">
            <text:p>156.81</text:p>
          </table:table-cell>
          <table:table-cell table:formula="of:=[.W28]+[.Y28]" office:value-type="float" office:value="13646">
            <text:p>13646</text:p>
          </table:table-cell>
          <table:table-cell table:style-name="ce23" table:formula="of:=SQRT([.AC28])" office:value-type="float" office:value="116.816094781498">
            <text:p>116.82</text:p>
          </table:table-cell>
          <table:table-cell table:number-columns-repeated="226"/>
        </table:table-row>
        <table:table-row table:style-name="ro2">
          <table:table-cell table:number-columns-repeated="10"/>
          <table:table-cell office:value-type="string">
            <text:p>M2</text:p>
          </table:table-cell>
          <table:table-cell office:value-type="string">
            <text:p>M3</text:p>
          </table:table-cell>
          <table:table-cell office:value-type="string">
            <text:p>A1</text:p>
          </table:table-cell>
          <table:table-cell/>
          <table:table-cell office:value-type="string">
            <text:p>M1 Pk-Pk Stromzange (alt)</text:p>
          </table:table-cell>
          <table:table-cell table:number-columns-repeated="6"/>
          <table:table-cell office:value-type="string">
            <text:p>2 open</text:p>
          </table:table-cell>
          <table:table-cell office:value-type="float" office:value="3988">
            <text:p>3988</text:p>
          </table:table-cell>
          <table:table-cell table:style-name="ce23" table:formula="of:=SQRT([.W29])" office:value-type="float" office:value="63.1506136153878">
            <text:p>63.15</text:p>
          </table:table-cell>
          <table:table-cell office:value-type="float" office:value="11540">
            <text:p>11540</text:p>
          </table:table-cell>
          <table:table-cell table:style-name="ce23" table:formula="of:=SQRT([.Y29])" office:value-type="float" office:value="107.424392015966">
            <text:p>107.42</text:p>
          </table:table-cell>
          <table:table-cell office:value-type="float" office:value="26208">
            <text:p>26208</text:p>
          </table:table-cell>
          <table:table-cell table:style-name="ce23" table:formula="of:=SQRT([.AA29])" office:value-type="float" office:value="161.888850758784">
            <text:p>161.89</text:p>
          </table:table-cell>
          <table:table-cell table:formula="of:=[.W29]+[.Y29]" office:value-type="float" office:value="15528">
            <text:p>15528</text:p>
          </table:table-cell>
          <table:table-cell table:style-name="ce23" table:formula="of:=SQRT([.AC29])" office:value-type="float" office:value="124.611395947562">
            <text:p>124.61</text:p>
          </table:table-cell>
          <table:table-cell table:number-columns-repeated="226"/>
        </table:table-row>
        <table:table-row table:style-name="ro2">
          <table:table-cell table:number-columns-repeated="10"/>
          <table:table-cell office:value-type="string">
            <text:p>RF</text:p>
          </table:table-cell>
          <table:table-cell table:number-columns-repeated="2" office:value-type="string">
            <text:p>DC</text:p>
          </table:table-cell>
          <table:table-cell table:number-columns-repeated="8"/>
          <table:table-cell office:value-type="string">
            <text:p>Ind. Transm</text:p>
          </table:table-cell>
          <table:table-cell table:style-name="ce22" table:formula="of:=[.W28]/[.W29]" office:value-type="float" office:value="0.867352056168505">
            <text:p>0.87</text:p>
          </table:table-cell>
          <table:table-cell table:style-name="ce22" table:formula="of:=SQRT(([.X28]/[.W29])^2+([.X29]*[.W28]/([.W29]*[.W29]))^2)" office:value-type="float" office:value="0.0201526997023461">
            <text:p>0.02</text:p>
          </table:table-cell>
          <table:table-cell table:style-name="ce22" table:formula="of:=[.Y28]/[.Y29]" office:value-type="float" office:value="0.882755632582322">
            <text:p>0.88</text:p>
          </table:table-cell>
          <table:table-cell table:style-name="ce22" table:formula="of:=SQRT(([.Z28]/[.Y29])^2+([.Z29]*[.Y28]/([.Y29]*[.Y29]))^2)" office:value-type="float" office:value="0.0120009139579671">
            <text:p>0.01</text:p>
          </table:table-cell>
          <table:table-cell table:style-name="ce22" table:formula="of:=[.AA28]/[.AA29]" office:value-type="float" office:value="0.938263125763126">
            <text:p>0.94</text:p>
          </table:table-cell>
          <table:table-cell table:style-name="ce22" table:formula="of:=SQRT(([.AB28]/[.AA29])^2+([.AB29]*[.AA28]/([.AA29]*[.AA29]))^2)" office:value-type="float" office:value="0.00833012946408107">
            <text:p>0.01</text:p>
          </table:table-cell>
          <table:table-cell table:style-name="ce22" table:formula="of:=[.AC28]/[.AC29]" office:value-type="float" office:value="0.878799587841319">
            <text:p>0.88</text:p>
          </table:table-cell>
          <table:table-cell table:style-name="ce22" table:formula="of:=SQRT(([.AD28]/[.AC29])^2+([.AD29]*[.AC28]/([.AC29]*[.AC29]))^2)" office:value-type="float" office:value="0.0103116316112336">
            <text:p>0.01</text:p>
          </table:table-cell>
          <table:table-cell table:number-columns-repeated="226"/>
        </table:table-row>
        <table:table-row table:style-name="ro2">
          <table:table-cell table:number-columns-repeated="10"/>
          <table:table-cell office:value-type="string">
            <text:p>RF</text:p>
          </table:table-cell>
          <table:table-cell office:value-type="string">
            <text:p>DC</text:p>
          </table:table-cell>
          <table:table-cell office:value-type="string">
            <text:p>RF</text:p>
          </table:table-cell>
          <table:table-cell table:number-columns-repeated="7"/>
          <table:table-cell office:value-type="string">
            <text:p>Cd in S1</text:p>
          </table:table-cell>
          <table:table-cell office:value-type="string">
            <text:p>Ind in S3</text:p>
          </table:table-cell>
          <table:table-cell office:value-type="float" office:value="3291">
            <text:p>3291</text:p>
          </table:table-cell>
          <table:table-cell table:style-name="ce23" table:formula="of:=SQRT([.W31])" office:value-type="float" office:value="57.3672380370539">
            <text:p>57.37</text:p>
          </table:table-cell>
          <table:table-cell office:value-type="float" office:value="8833">
            <text:p>8833</text:p>
          </table:table-cell>
          <table:table-cell table:style-name="ce23" table:formula="of:=SQRT([.Y31])" office:value-type="float" office:value="93.9840411984929">
            <text:p>93.98</text:p>
          </table:table-cell>
          <table:table-cell office:value-type="float" office:value="29921">
            <text:p>29921</text:p>
          </table:table-cell>
          <table:table-cell table:style-name="ce23" table:formula="of:=SQRT([.AA31])" office:value-type="float" office:value="172.976877067428">
            <text:p>172.98</text:p>
          </table:table-cell>
          <table:table-cell table:formula="of:=[.W31]+[.Y31]" office:value-type="float" office:value="12124">
            <text:p>12124</text:p>
          </table:table-cell>
          <table:table-cell table:style-name="ce23" table:formula="of:=SQRT([.AC31])" office:value-type="float" office:value="110.109036868006">
            <text:p>110.11</text:p>
          </table:table-cell>
          <table:table-cell table:number-columns-repeated="226"/>
        </table:table-row>
        <table:table-row table:style-name="ro2">
          <table:table-cell table:number-columns-repeated="10"/>
          <table:table-cell table:number-columns-repeated="2" office:value-type="string">
            <text:p>DC</text:p>
          </table:table-cell>
          <table:table-cell office:value-type="string">
            <text:p>RF</text:p>
          </table:table-cell>
          <table:table-cell table:number-columns-repeated="8"/>
          <table:table-cell office:value-type="string">
            <text:p>3 open</text:p>
          </table:table-cell>
          <table:table-cell office:value-type="float" office:value="3562">
            <text:p>3562</text:p>
          </table:table-cell>
          <table:table-cell table:style-name="ce23" table:formula="of:=SQRT([.W32])" office:value-type="float" office:value="59.6824932455071">
            <text:p>59.68</text:p>
          </table:table-cell>
          <table:table-cell office:value-type="float" office:value="9607">
            <text:p>9607</text:p>
          </table:table-cell>
          <table:table-cell table:style-name="ce23" table:formula="of:=SQRT([.Y32])" office:value-type="float" office:value="98.0153049273429">
            <text:p>98.02</text:p>
          </table:table-cell>
          <table:table-cell office:value-type="float" office:value="34010">
            <text:p>34010</text:p>
          </table:table-cell>
          <table:table-cell table:style-name="ce23" table:formula="of:=SQRT([.AA32])" office:value-type="float" office:value="184.418003459532">
            <text:p>184.42</text:p>
          </table:table-cell>
          <table:table-cell table:formula="of:=[.W32]+[.Y32]" office:value-type="float" office:value="13169">
            <text:p>13169</text:p>
          </table:table-cell>
          <table:table-cell table:style-name="ce23" table:formula="of:=SQRT([.AC32])" office:value-type="float" office:value="114.756263445618">
            <text:p>114.76</text:p>
          </table:table-cell>
          <table:table-cell table:number-columns-repeated="226"/>
        </table:table-row>
        <table:table-row table:style-name="ro2">
          <table:table-cell table:number-columns-repeated="10"/>
          <table:table-cell table:number-columns-repeated="3" office:value-type="string">
            <text:p>DC</text:p>
          </table:table-cell>
          <table:table-cell table:number-columns-repeated="8"/>
          <table:table-cell office:value-type="string">
            <text:p>Ind. Transm</text:p>
          </table:table-cell>
          <table:table-cell table:style-name="ce22" table:formula="of:=[.W31]/[.W32]" office:value-type="float" office:value="0.923919146546884">
            <text:p>0.92</text:p>
          </table:table-cell>
          <table:table-cell table:style-name="ce22" table:formula="of:=SQRT(([.X31]/[.W32])^2+([.X32]*[.W31]/([.W32]*[.W32]))^2)" office:value-type="float" office:value="0.0223389848896938">
            <text:p>0.02</text:p>
          </table:table-cell>
          <table:table-cell table:style-name="ce22" table:formula="of:=[.Y31]/[.Y32]" office:value-type="float" office:value="0.91943374622671">
            <text:p>0.92</text:p>
          </table:table-cell>
          <table:table-cell table:style-name="ce22" table:formula="of:=SQRT(([.Z31]/[.Y32])^2+([.Z32]*[.Y31]/([.Y32]*[.Y32]))^2)" office:value-type="float" office:value="0.0135535445469176">
            <text:p>0.01</text:p>
          </table:table-cell>
          <table:table-cell table:style-name="ce22" table:formula="of:=[.AA31]/[.AA32]" office:value-type="float" office:value="0.879770655689503">
            <text:p>0.88</text:p>
          </table:table-cell>
          <table:table-cell table:style-name="ce22" table:formula="of:=SQRT(([.AB31]/[.AA32])^2+([.AB32]*[.AA31]/([.AA32]*[.AA32]))^2)" office:value-type="float" office:value="0.00697322780193705">
            <text:p>0.01</text:p>
          </table:table-cell>
          <table:table-cell table:style-name="ce22" table:formula="of:=[.AC31]/[.AC32]" office:value-type="float" office:value="0.920646973953983">
            <text:p>0.92</text:p>
          </table:table-cell>
          <table:table-cell table:style-name="ce22" table:formula="of:=SQRT(([.AD31]/[.AC32])^2+([.AD32]*[.AC31]/([.AC32]*[.AC32]))^2)" office:value-type="float" office:value="0.0115876118536237">
            <text:p>0.01</text:p>
          </table:table-cell>
          <table:table-cell table:number-columns-repeated="226"/>
        </table:table-row>
        <table:table-row table:style-name="ro2" table:number-rows-repeated="104854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2" table:print="false">
        <table:table-column table:style-name="co20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3" table:style-name="ta3" table:print="false">
        <table:table-column table:style-name="co20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">
      <number:number number:decimal-places="1"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31">31/03/2023</text:date>, <text:time>09:2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18</meta:initial-creator>
    <meta:creation-date>2021-02-08T15:56:32</meta:creation-date>
    <dc:creator>S18 </dc:creator>
    <dc:date>2023-03-31T09:27:41.07</dc:date>
    <meta:print-date>2021-05-07T10:49:45</meta:print-date>
    <meta:generator>OpenOffice/4.1.6$Win32 OpenOffice.org_project/416m1$Build-9790</meta:generator>
    <meta:editing-duration>P1DT1H52M42S</meta:editing-duration>
    <meta:editing-cycles>5</meta:editing-cycles>
    <meta:document-statistic meta:table-count="3" meta:cell-count="206" meta:object-count="0"/>
  </office:meta>
</office:document-meta>
</file>